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c9a5c" officeooo:paragraph-rsid="002e64ca" style:font-size-asian="11pt" style:font-style-asian="normal" style:font-weight-asian="normal" style:font-size-complex="11pt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5e3e" officeooo:paragraph-rsid="002e64ca" style:font-size-asian="11pt" style:font-style-asian="normal" style:font-weight-asian="normal" style:font-size-complex="11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b1d5" officeooo:paragraph-rsid="002e64ca" style:font-size-asian="11pt" style:font-style-asian="normal" style:font-weight-asian="normal" style:font-size-complex="11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57d4" officeooo:paragraph-rsid="002e64ca" style:font-size-asian="11pt" style:font-style-asian="normal" style:font-weight-asian="normal" style:font-size-complex="11pt" style:text-emphasize="none"/>
    </style:style>
    <style:style style:name="P5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1d4e7" officeooo:paragraph-rsid="002e64ca" style:font-size-asian="11pt" style:font-style-asian="normal" style:font-weight-asian="normal" style:font-size-complex="11pt" style:text-emphasize="none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61417" officeooo:paragraph-rsid="00261417" style:font-size-asian="11pt" style:font-style-asian="normal" style:font-weight-asian="normal" style:font-size-complex="11pt" style:text-emphasize="none"/>
    </style:style>
    <style:style style:name="P7" style:family="paragraph" style:parent-style-name="Standard" style:list-style-name="L4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61417" officeooo:paragraph-rsid="00261417" style:font-size-asian="11pt" style:font-style-asian="normal" style:font-weight-asian="normal" style:font-size-complex="11pt" style:text-emphasize="none"/>
    </style:style>
    <style:style style:name="P8" style:family="paragraph" style:parent-style-name="Standard" style:list-style-name="L3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aafc7" officeooo:paragraph-rsid="002e64ca" style:font-size-asian="11pt" style:font-style-asian="normal" style:font-weight-asian="normal" style:font-size-complex="11pt" style:text-emphasize="none"/>
    </style:style>
    <style:style style:name="P9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aafc7" officeooo:paragraph-rsid="002c7ef7" style:font-size-asian="11pt" style:font-style-asian="normal" style:font-weight-asian="normal" style:font-size-complex="11pt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aafc7" officeooo:paragraph-rsid="002e64ca" style:font-size-asian="11pt" style:font-style-asian="normal" style:font-weight-asian="normal" style:font-size-complex="11pt" style:text-emphasize="none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aafc7" officeooo:paragraph-rsid="0033c0cd" style:font-size-asian="11pt" style:font-style-asian="normal" style:font-weight-asian="normal" style:font-size-complex="11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2911" officeooo:paragraph-rsid="00362911" style:font-size-asian="11pt" style:font-style-asian="normal" style:font-weight-asian="normal" style:font-size-complex="11pt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2911" officeooo:paragraph-rsid="003a7880" style:font-size-asian="11pt" style:font-style-asian="normal" style:font-weight-asian="normal" style:font-size-complex="11pt" style:text-emphasize="none"/>
    </style:style>
    <style:style style:name="P14" style:family="paragraph" style:parent-style-name="Standard" style:list-style-name="L9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15420" officeooo:paragraph-rsid="00315420" style:font-size-asian="11pt" style:font-style-asian="normal" style:font-weight-asian="normal" style:font-size-complex="11pt" style:text-emphasize="none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15420" officeooo:paragraph-rsid="00315420" style:font-size-asian="11pt" style:font-style-asian="normal" style:font-weight-asian="normal" style:font-size-complex="11pt" style:text-emphasize="none"/>
    </style:style>
    <style:style style:name="P16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15420" officeooo:paragraph-rsid="003a7880" style:font-size-asian="11pt" style:font-style-asian="normal" style:font-weight-asian="normal" style:font-size-complex="11pt" style:text-emphasize="none"/>
    </style:style>
    <style:style style:name="P17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3c0cd" officeooo:paragraph-rsid="0033c0cd" style:font-size-asian="11pt" style:font-style-asian="normal" style:font-weight-asian="normal" style:font-size-complex="11pt" style:text-emphasize="none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3c0cd" officeooo:paragraph-rsid="003b95d1" style:font-size-asian="11pt" style:font-style-asian="normal" style:font-weight-asian="normal" style:font-size-complex="11pt" style:text-emphasize="none"/>
    </style:style>
    <style:style style:name="P19" style:family="paragraph" style:parent-style-name="Standard" style:list-style-name="L5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4ca" officeooo:paragraph-rsid="002e64ca" style:font-size-asian="10.5pt" style:font-style-asian="normal" style:font-weight-asian="normal" style:font-size-complex="12pt" style:text-emphasize="none"/>
    </style:style>
    <style:style style:name="P20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8e4" officeooo:paragraph-rsid="0030d8e4" style:font-size-asian="10.5pt" style:font-style-asian="normal" style:font-weight-asian="normal" style:font-size-complex="12pt" style:text-emphasize="none"/>
    </style:style>
    <style:style style:name="P21" style:family="paragraph" style:parent-style-name="Standard">
      <style:text-properties officeooo:rsid="001fe5ec" officeooo:paragraph-rsid="002e64ca"/>
    </style:style>
    <style:style style:name="P22" style:family="paragraph" style:parent-style-name="Standard" style:list-style-name="L1">
      <style:text-properties fo:font-size="11pt" officeooo:rsid="001c9a5c" officeooo:paragraph-rsid="002c7ef7" style:font-size-asian="11pt" style:font-size-complex="11pt"/>
    </style:style>
    <style:style style:name="P23" style:family="paragraph" style:parent-style-name="Standard">
      <style:text-properties fo:font-size="11pt" officeooo:rsid="001c9a5c" officeooo:paragraph-rsid="002c7ef7" style:font-size-asian="11pt" style:font-size-complex="11pt"/>
    </style:style>
    <style:style style:name="P24" style:family="paragraph" style:parent-style-name="Standard">
      <style:text-properties fo:font-size="11pt" officeooo:rsid="001c9a5c" officeooo:paragraph-rsid="002e64ca" style:font-size-asian="11pt" style:font-size-complex="11pt"/>
    </style:style>
    <style:style style:name="P25" style:family="paragraph" style:parent-style-name="Standard">
      <style:text-properties officeooo:rsid="001e5e3e" officeooo:paragraph-rsid="002e64ca"/>
    </style:style>
    <style:style style:name="P26" style:family="paragraph" style:parent-style-name="Standard">
      <style:text-properties officeooo:rsid="002057d4" officeooo:paragraph-rsid="002e64ca"/>
    </style:style>
    <style:style style:name="P27" style:family="paragraph" style:parent-style-name="Standard" style:list-style-name="L8">
      <style:text-properties officeooo:paragraph-rsid="002e64ca"/>
    </style:style>
    <style:style style:name="P28" style:family="paragraph" style:parent-style-name="Standard" style:list-style-name="L7">
      <style:text-properties officeooo:rsid="002ffdcb" officeooo:paragraph-rsid="002ffdcb"/>
    </style:style>
    <style:style style:name="P29" style:family="paragraph" style:parent-style-name="Standard" style:list-style-name="L1">
      <style:paragraph-properties fo:line-height="150%"/>
      <style:text-properties officeooo:paragraph-rsid="002e64ca"/>
    </style:style>
    <style:style style:name="P30" style:family="paragraph" style:parent-style-name="Standard" style:list-style-name="L9">
      <style:text-properties officeooo:paragraph-rsid="003a7880"/>
    </style:style>
    <style:style style:name="P31" style:family="paragraph" style:parent-style-name="Standard" style:list-style-name="L9">
      <style:text-properties officeooo:rsid="003b95d1" officeooo:paragraph-rsid="003b95d1"/>
    </style:style>
    <style:style style:name="P32" style:family="paragraph" style:parent-style-name="Standard" style:list-style-name="L1">
      <style:paragraph-properties fo:margin-left="1.27cm" fo:margin-right="0.199cm" fo:margin-top="0.101cm" fo:margin-bottom="0.101cm" loext:contextual-spacing="false" fo:line-height="150%" fo:text-indent="-0.64cm" style:auto-text-indent="false">
        <style:tab-stops/>
      </style:paragraph-properties>
      <style:text-properties officeooo:rsid="001c9a5c" officeooo:paragraph-rsid="002c7ef7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3c0cd" officeooo:paragraph-rsid="003a7880" style:font-size-asian="11pt" style:font-style-asian="normal" style:font-weight-asian="normal" style:font-size-complex="11pt" style:text-emphasize="none"/>
    </style:style>
    <style:style style:name="T1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fdc4" style:font-size-asian="11pt" style:font-style-asian="normal" style:font-weight-asian="normal" style:font-size-complex="11pt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e5ec" style:font-size-asian="11pt" style:font-style-asian="normal" style:font-weight-asian="normal" style:font-size-complex="11pt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de2b" style:font-size-asian="11pt" style:font-style-asian="normal" style:font-weight-asian="normal" style:font-size-complex="11pt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aafc7" style:font-size-asian="11pt" style:font-style-asian="normal" style:font-weight-asian="normal" style:font-size-complex="11pt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15420" style:font-size-asian="11pt" style:font-style-asian="normal" style:font-weight-asian="normal" style:font-size-complex="11pt" style:text-emphasize="none"/>
    </style:style>
    <style:style style:name="T7" style:family="text">
      <style:text-properties officeooo:rsid="001f1b17"/>
    </style:style>
    <style:style style:name="T8" style:family="text">
      <style:text-properties fo:font-size="12pt" officeooo:rsid="002e64ca" style:font-size-asian="10.5pt" style:font-size-complex="12pt"/>
    </style:style>
    <style:style style:name="T9" style:family="text">
      <style:text-properties fo:font-size="12pt" officeooo:rsid="00315420" style:font-size-asian="10.5pt" style:font-size-complex="12pt" fo:background-color="#e8f2fe"/>
    </style:style>
    <style:style style:name="T10" style:family="text">
      <style:text-properties fo:font-size="12pt" officeooo:rsid="00315420" loext:char-shading-value="0" style:font-size-asian="10.5pt" style:font-size-complex="12pt" fo:background-color="#e8f2fe"/>
    </style:style>
    <style:style style:name="T11" style:family="text">
      <style:text-properties fo:font-size="12pt" officeooo:rsid="00315420" fo:background-color="transparent" loext:char-shading-value="0" style:font-size-asian="10.5pt" style:font-size-complex="12pt"/>
    </style:style>
    <style:style style:name="T12" style:family="text">
      <style:text-properties officeooo:rsid="002e64ca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fb1d5" style:font-size-asian="11pt" style:font-size-complex="11pt"/>
    </style:style>
    <style:style style:name="T15" style:family="text">
      <style:text-properties fo:font-size="11pt" officeooo:rsid="001c9a5c" style:font-size-asian="11pt" style:font-size-complex="11pt"/>
    </style:style>
    <style:style style:name="T16" style:family="text">
      <style:text-properties style:font-name="Monospace" fo:font-size="10pt" style:font-size-asian="10pt" style:font-size-complex="11pt"/>
    </style:style>
    <style:style style:name="T17" style:family="text">
      <style:text-properties style:font-name="Monospace" fo:font-size="10pt" style:font-size-asian="10pt" fo:background-color="#e8f2fe"/>
    </style:style>
    <style:style style:name="T18" style:family="text">
      <style:text-properties style:font-name="Monospace" fo:font-size="10pt" officeooo:rsid="0036a390" style:font-size-asian="10pt" fo:background-color="#e8f2fe"/>
    </style:style>
    <style:style style:name="T19" style:family="text">
      <style:text-properties style:font-name="Monospace" fo:font-size="10pt" loext:char-shading-value="0" style:font-size-asian="10pt" fo:background-color="#e8f2fe"/>
    </style:style>
    <style:style style:name="T20" style:family="text">
      <style:text-properties style:font-name="Monospace" fo:font-size="10pt" fo:background-color="transparent" loext:char-shading-value="0" style:font-size-asian="10pt"/>
    </style:style>
    <style:style style:name="T21" style:family="text">
      <style:text-properties style:font-name="Monospace"/>
    </style:style>
    <style:style style:name="T22" style:family="text">
      <style:text-properties style:font-name="Monospace" fo:background-color="#e8f2fe"/>
    </style:style>
    <style:style style:name="T23" style:family="text">
      <style:text-properties style:font-name="Monospace" officeooo:rsid="0036a390" fo:background-color="#e8f2fe"/>
    </style:style>
    <style:style style:name="T24" style:family="text">
      <style:text-properties style:font-name="Monospace" fo:background-color="transparent" loext:char-shading-value="0"/>
    </style:style>
    <style:style style:name="T25" style:family="text">
      <style:text-properties style:font-name="Monospace" fo:font-size="9pt" style:font-size-asian="9pt" style:font-size-complex="9pt" fo:background-color="#e8f2fe"/>
    </style:style>
    <style:style style:name="T26" style:family="text">
      <style:text-properties style:font-name="Monospace" fo:font-size="9pt" officeooo:rsid="0036a390" style:font-size-asian="9pt" style:font-size-complex="9pt" fo:background-color="#e8f2fe"/>
    </style:style>
    <style:style style:name="T27" style:family="text">
      <style:text-properties style:font-name="Monospace" officeooo:rsid="003b95d1"/>
    </style:style>
    <style:style style:name="T28" style:family="text">
      <style:text-properties fo:color="#313739" style:font-name="Monospace" fo:font-size="10pt" style:text-underline-style="solid" style:text-underline-width="auto" style:text-underline-color="font-color" style:font-size-asian="10pt" fo:background-color="#e8f2fe"/>
    </style:style>
    <style:style style:name="T29" style:family="text">
      <style:text-properties fo:color="#313739" style:font-name="Monospace" style:text-underline-style="solid" style:text-underline-width="auto" style:text-underline-color="font-color" fo:background-color="#e8f2fe"/>
    </style:style>
    <style:style style:name="T30" style:family="text">
      <style:text-properties fo:color="#313739" style:font-name="Monospace" fo:font-size="9pt" style:text-underline-style="solid" style:text-underline-width="auto" style:text-underline-color="font-color" style:font-size-asian="9pt" style:font-size-complex="9pt" fo:background-color="#e8f2fe"/>
    </style:style>
    <style:style style:name="T31" style:family="text">
      <style:text-properties officeooo:rsid="00315420" fo:background-color="transparent" loext:char-shading-value="0"/>
    </style:style>
    <style:style style:name="T32" style:family="text">
      <style:text-properties officeooo:rsid="003a7880" fo:background-color="transparent" loext:char-shading-value="0"/>
    </style:style>
    <style:style style:name="T33" style:family="text">
      <style:text-properties officeooo:rsid="001fb1d5"/>
    </style:style>
    <style:style style:name="T34" style:family="text">
      <style:text-properties officeooo:rsid="003bd8c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61537413943871302" text:style-name="L1">
        <text:list-item>
          <text:p text:style-name="P32">Résultat de Solar </text:p>
          <text:list>
            <text:list-item>
              <text:p text:style-name="P29"><text:span text:style-name="T15">(centralisé VS distribué) </text:span></text:p>
            </text:list-item>
          </text:list>
        </text:list-item>
      </text:list>
      <text:p text:style-name="P24">PUZ008-1.C1i2 ⇒ Missionnaire</text:p>
      <text:p text:style-name="P24">PUZ008-1.C2i1</text:p>
      <text:p text:style-name="P24">PUZ008-3.C1i2 <text:span text:style-name="T7">⇒ </text:span></text:p>
      <text:p text:style-name="P24">PUZ008-3.C2i1</text:p>
      <text:p text:style-name="P1">PUZ019-1.C2i1 ⇒ Jobs</text:p>
      <text:p text:style-name="P1">PUZ012-1.C1i2 ⇒ Boxes</text:p>
      <text:p text:style-name="P2">PUZ018-1.C2i1 ⇒ days</text:p>
      <text:p text:style-name="P3">PUZ029-1.C2i1 ⇒ Pig<text:span text:style-name="T34">gy</text:span></text:p>
      <text:p text:style-name="P2"/>
      <text:p text:style-name="P25"><text:span text:style-name="T3">1</text:span><text:span text:style-name="T1"> problème ne se termine</text:span><text:span text:style-name="T2"> </text:span><text:span text:style-name="T1"><text:s/>pas en centralisé</text:span></text:p>
      <text:p text:style-name="P21"><text:span text:style-name="T1">3 plus rapide en distribué pour un même nombre </text:span><text:span text:style-name="T4">d’extensions</text:span><text:span text:style-name="T1"> </text:span></text:p>
      <text:p text:style-name="P26"><text:span text:style-name="T1">1 plus rapide en distribué avec un nombre </text:span><text:span text:style-name="T4">d’extension</text:span><text:span text:style-name="T1"> plus élevé</text:span></text:p>
      <text:p text:style-name="P4">1 plus rapide en centrali<text:span text:style-name="T12">sé</text:span></text:p>
      <text:p text:style-name="P4"/>
      <text:list xml:id="list182817866887206" text:continue-numbering="true" text:style-name="L1">
        <text:list-item>
          <text:list>
            <text:list-item>
              <text:p text:style-name="P5">Comparaison distribué </text:p>
            </text:list-item>
          </text:list>
          <text:p text:style-name="P5"/>
        </text:list-item>
      </text:list>
      <text:list xml:id="list4406205616677347662" text:style-name="L8">
        <text:list-item>
          <text:p text:style-name="P27"><text:span text:style-name="T5">la distribution dépend du problème</text:span></text:p>
        </text:list-item>
      </text:list>
      <text:list xml:id="list6965700605483465241" text:style-name="L7">
        <text:list-item>
          <text:p text:style-name="P28"><text:span text:style-name="T1">Pour une distribution donnée, Star donne un résultat plus rapide (avec FixedRoot)</text:span></text:p>
        </text:list-item>
        <text:list-item>
          <text:p text:style-name="P28"><text:span text:style-name="T1"/></text:p>
        </text:list-item>
        <text:list-item>
          <text:p text:style-name="P28"><text:span text:style-name="T1"/></text:p>
        </text:list-item>
      </text:list>
      <text:p text:style-name="P4"/>
      <text:list xml:id="list182818343094532" text:continue-list="list182817866887206" text:style-name="L1">
        <text:list-item>
          <text:p text:style-name="P20">Modifications apportées au pfield :</text:p>
        </text:list-item>
      </text:list>
      <text:list xml:id="list7853831165176993621" text:style-name="L9">
        <text:list-item>
          <text:list>
            <text:list-item>
              <text:p text:style-name="P30"><text:span text:style-name="T6">Ajout des contraintes de groupe ( changement dans le Parser) </text:span></text:p>
              <text:p text:style-name="P30"><text:span text:style-name="T6"/></text:p>
            </text:list-item>
          </text:list>
          <text:p text:style-name="P30"><text:span text:style-name="T6">pf (( [group1] ≤ taille , [group2], …), <text:s/>pfield )</text:span></text:p>
          <text:p text:style-name="P30"><text:span text:style-name="T6"/></text:p>
        </text:list-item>
      </text:list>
      <text:p text:style-name="P33">exemple : <text:s/><text:span text:style-name="T33">PUZ029 </text:span></text:p>
      <text:p text:style-name="P18"><text:span text:style-name="T33"><text:tab/> </text:span>la solution est : <text:span text:style-name="T27">[-wise(piggy), -pig(piggy), -young(piggy)]</text:span></text:p>
      <text:p text:style-name="P13"><text:tab/>avec le pf : <text:span text:style-name="T30">pf</text:span><text:span text:style-name="T25">(([-wise(_0), -young(_0)]&lt;=1,[-wise(_0), -pig(_0)]&lt;=</text:span><text:span text:style-name="T26">1</text:span><text:span text:style-name="T25">),[-wise(_0), -young(_0), -pig(_0)]).</text:span><text:span text:style-name="T24"> </text:span><text:span text:style-name="T31">⇒ pas de </text:span><text:span text:style-name="T32">résultats</text:span></text:p>
      <text:list xml:id="list182817193372467" text:continue-list="list182818343094532" text:style-name="L1">
        <text:list-item>
          <text:list>
            <text:list-header>
              <text:p text:style-name="P16"/>
            </text:list-header>
          </text:list>
        </text:list-item>
      </text:list>
      <text:list xml:id="list182816721546682" text:continue-list="list7853831165176993621" text:style-name="L9">
        <text:list-item>
          <text:list>
            <text:list-item>
              <text:p text:style-name="P31">profondeur des termes : </text:p>
              <text:p text:style-name="P31">s</text:p>
              <text:p text:style-name="P14"/>
            </text:list-item>
          </text:list>
        </text:list-item>
      </text:list>
      <text:p text:style-name="P15"/>
      <text:p text:style-name="P11"/>
      <text:list xml:id="list182817092818598" text:continue-list="list182817193372467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3"/>
      <text:p text:style-name="P23"/>
      <text:p text:style-name="P23"/>
      <text:list xml:id="list182818459711910" text:continue-numbering="true" text:style-name="L1">
        <text:list-header>
          <text:p text:style-name="P9"/>
        </text:list-header>
      </text:list>
      <text:list xml:id="list5485205902477537388" text:style-name="L3">
        <text:list-header>
          <text:p text:style-name="P8"/>
        </text:list-header>
      </text:list>
      <text:p text:style-name="P10"/>
      <text:p text:style-name="P10"/>
      <text:list xml:id="list4250811010199143931" text:style-name="L5">
        <text:list-header>
          <text:p text:style-name="P19"/>
        </text:list-header>
      </text:list>
      <text:list xml:id="list4820453865133567494" text:style-name="L4">
        <text:list-header>
          <text:p text:style-name="P7"/>
        </text:list-header>
      </text:list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6:41:39.074421550</meta:creation-date>
    <meta:generator>LibreOffice/5.1.2.1.0$Linux_X86_64 LibreOffice_project/10m0$Build-1</meta:generator>
    <dc:date>2016-06-08T18:28:16.314920514</dc:date>
    <meta:editing-duration>PT1H35M35S</meta:editing-duration>
    <meta:editing-cycles>23</meta:editing-cycles>
    <meta:document-statistic meta:table-count="0" meta:image-count="0" meta:object-count="0" meta:page-count="1" meta:paragraph-count="29" meta:word-count="142" meta:character-count="920" meta:non-whitespace-character-count="799"/>
  </office:meta>
</office:document-meta>
</file>